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61ee4" style:font-weight-asian="bold" style:font-weight-complex="bold"/>
    </style:style>
    <style:style style:name="P3" style:family="paragraph" style:parent-style-name="Standard">
      <style:text-properties fo:font-weight="bold" officeooo:rsid="001b5ac5" officeooo:paragraph-rsid="001b5ac5" style:font-weight-asian="bold" style:font-weight-complex="bold"/>
    </style:style>
    <style:style style:name="P4" style:family="paragraph" style:parent-style-name="Standard">
      <style:text-properties officeooo:paragraph-rsid="00161ee4"/>
    </style:style>
    <style:style style:name="P5" style:family="paragraph" style:parent-style-name="Standard">
      <style:text-properties fo:font-weight="normal" officeooo:paragraph-rsid="00161ee4" style:font-weight-asian="normal" style:font-weight-complex="normal"/>
    </style:style>
    <style:style style:name="P6" style:family="paragraph" style:parent-style-name="Standard">
      <style:text-properties fo:font-weight="normal" officeooo:paragraph-rsid="0016b269" style:font-weight-asian="normal" style:font-weight-complex="normal"/>
    </style:style>
    <style:style style:name="P7" style:family="paragraph" style:parent-style-name="Standard">
      <style:text-properties fo:font-weight="normal" officeooo:paragraph-rsid="0018b44e" style:font-weight-asian="normal" style:font-weight-complex="normal"/>
    </style:style>
    <style:style style:name="P8" style:family="paragraph" style:parent-style-name="Standard">
      <style:text-properties fo:font-weight="normal" officeooo:rsid="001b5ac5" officeooo:paragraph-rsid="001b5ac5" style:font-weight-asian="normal" style:font-weight-complex="normal"/>
    </style:style>
    <style:style style:name="P9" style:family="paragraph" style:parent-style-name="Standard">
      <style:text-properties officeooo:paragraph-rsid="0016b269"/>
    </style:style>
    <style:style style:name="P10" style:family="paragraph" style:parent-style-name="Standard">
      <style:text-properties officeooo:paragraph-rsid="0019295a"/>
    </style:style>
    <style:style style:name="T1" style:family="text">
      <style:text-properties officeooo:rsid="00161ee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1ee4" style:font-weight-asian="bold" style:font-weight-complex="bold"/>
    </style:style>
    <style:style style:name="T4" style:family="text">
      <style:text-properties fo:font-weight="bold" officeooo:rsid="0016b269" style:font-weight-asian="bold" style:font-weight-complex="bold"/>
    </style:style>
    <style:style style:name="T5" style:family="text">
      <style:text-properties fo:font-weight="bold" officeooo:rsid="0018b44e" style:font-weight-asian="bold" style:font-weight-complex="bold"/>
    </style:style>
    <style:style style:name="T6" style:family="text">
      <style:text-properties officeooo:rsid="0016b2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Generated data set of 10k samples </text:span><text:span text:style-name="T4">per class</text:span></text:p>
      <text:p text:style-name="P1"/>
      <text:p text:style-name="P1">2class_1bases_0shared_5width_15length_25steps_10percent</text:p>
      <text:p text:style-name="Standard"/>
      <text:p text:style-name="Standard">Kernel0 bases: </text:p>
      <text:p text:style-name="Standard">Basis0 with probability 1.0: [0. 0. 0. 0. 0. 0. 1. 1. 1. 1. 0. 0. 0. 0. 0. 0. 0. 0. 0. 0.]</text:p>
      <text:p text:style-name="Standard">Kernel1 bases: </text:p>
      <text:p text:style-name="Standard">Basis0 with probability 1.0: [0. 0. 0. 0. 0. 0. 0. 0. 0. 0. 0. 0. 1. 1. 1. 0. 0. 0. 0. 0.]</text:p>
      <text:p text:style-name="Standard"/>
      <text:p text:style-name="P2"><text:bookmark-start text:name="__DdeLink__5_991702413"/>2class_<text:span text:style-name="T1">5</text:span>bases_0shared_5width_15length_25steps_10percent<text:bookmark-end text:name="__DdeLink__5_991702413"/></text:p>
      <text:p text:style-name="Standard">Kernel0 bases: </text:p>
      <text:p text:style-name="Standard">Basis0 with probability 0.2: [0. 0. 0. 0. 0. 0. 1. 1. 1. 1. 0. 0. 0. 0. 0. 0. 0. 0. 0. 0.]</text:p>
      <text:p text:style-name="Standard">Basis1 with probability 0.2: [0. 0. 0. 0. 0. 0. 0. 0. 0. 0. 0. 0. 1. 1. 1. 0. 0. 0. 0. 0.]</text:p>
      <text:p text:style-name="Standard">Basis2 with probability 0.2: [0. 0. 0. 0. 0. 0. 0. 1. 1. 1. 1. 1. 0. 0. 0. 0. 0. 0. 0. 0.]</text:p>
      <text:p text:style-name="Standard">Basis3 with probability 0.2: [0. 0. 0. 0. 1. 1. 0. 0. 0. 0. 0. 0. 0. 0. 0. 0. 0. 0. 0. 0.]</text:p>
      <text:p text:style-name="Standard">Basis4 with probability 0.2: [0. 0. 1. 1. 1. 0. 0. 0. 0. 0. 0. 0. 0. 0. 0. 0. 0. 0. 0. 0.]</text:p>
      <text:p text:style-name="Standard">Kernel1 bases: </text:p>
      <text:p text:style-name="Standard">Basis0 with probability 0.2: [0. 0. 0. 0. 0. 0. 0. 0. 0. 0. 1. 1. 1. 1. 1. 0. 0. 0. 0. 0.]</text:p>
      <text:p text:style-name="Standard">Basis1 with probability 0.2: [0. 0. 0. 1. 1. 1. 0. 0. 0. 0. 0. 0. 0. 0. 0. 0. 0. 0. 0. 0.]</text:p>
      <text:p text:style-name="Standard">Basis2 with probability 0.2: [0. 0. 0. 0. 0. 1. 1. 1. 1. 1. 0. 0. 0. 0. 0. 0. 0. 0. 0. 0.]</text:p>
      <text:p text:style-name="Standard">Basis3 with probability 0.2: [0. 1. 1. 1. 1. 0. 0. 0. 0. 0. 0. 0. 0. 0. 0. 0. 0. 0. 0. 0.]</text:p>
      <text:p text:style-name="Standard">Basis4 with probability 0.2: [0. 0. 0. 0. 0. 0. 0. 0. 0. 0. 0. 0. 0. 1. 1. 0. 0. 0. 0. 0.]</text:p>
      <text:p text:style-name="Standard"/>
      <text:p text:style-name="P2"><text:bookmark-start text:name="__DdeLink__13_991702413"/>2class_<text:span text:style-name="T1">5</text:span>bases_<text:span text:style-name="T1">1</text:span>shared_5width_15length_25steps_10percent<text:bookmark-end text:name="__DdeLink__13_991702413"/></text:p>
      <text:p text:style-name="P5"/>
      <text:p text:style-name="P5">Kernel0 bases: </text:p>
      <text:p text:style-name="P5">Basis0 with probability 0.2: [0. 0. 0. 0. 0. 0. 1. 1. 1. 1. 0. 0. 0. 0. 0. 0. 0. 0. 0. 0.]</text:p>
      <text:p text:style-name="P5">Basis1 with probability 0.2: [0. 0. 0. 0. 0. 0. 0. 0. 0. 0. 0. 0. 1. 1. 1. 0. 0. 0. 0. 0.]</text:p>
      <text:p text:style-name="P5">Basis2 with probability 0.2: [0. 0. 0. 0. 0. 0. 0. 1. 1. 1. 1. 1. 0. 0. 0. 0. 0. 0. 0. 0.]</text:p>
      <text:p text:style-name="P5">Basis3 with probability 0.2: [0. 0. 0. 0. 1. 1. 0. 0. 0. 0. 0. 0. 0. 0. 0. 0. 0. 0. 0. 0.]</text:p>
      <text:p text:style-name="P5">Basis4 with probability 0.2: [0. 0. 1. 1. 1. 0. 0. 0. 0. 0. 0. 0. 0. 0. 0. 0. 0. 0. 0. 0.]</text:p>
      <text:p text:style-name="P5">Kernel1 bases: </text:p>
      <text:p text:style-name="P5">Basis0 with probability 0.2: [0. 0. 0. 0. 0. 0. 1. 1. 1. 1. 0. 0. 0. 0. 0. 0. 0. 0. 0. 0.]</text:p>
      <text:p text:style-name="P5">Basis1 with probability 0.2: [0. 0. 0. 0. 0. 0. 0. 0. 0. 0. 1. 1. 1. 1. 1. 0. 0. 0. 0. 0.]</text:p>
      <text:p text:style-name="P5">Basis2 with probability 0.2: [0. 0. 0. 1. 1. 1. 0. 0. 0. 0. 0. 0. 0. 0. 0. 0. 0. 0. 0. 0.]</text:p>
      <text:p text:style-name="P5">Basis3 with probability 0.2: [0. 0. 0. 0. 0. 1. 1. 1. 1. 1. 0. 0. 0. 0. 0. 0. 0. 0. 0. 0.]</text:p>
      <text:p text:style-name="P5">Basis4 with probability 0.2: [0. 1. 1. 1. 1. 0. 0. 0. 0. 0. 0. 0. 0. 0. 0. 0. 0. 0. 0. 0.]</text:p>
      <text:p text:style-name="P5"/>
      <text:p text:style-name="P2">2class_<text:span text:style-name="T1">5</text:span>bases_<text:span text:style-name="T1">4</text:span>shared_5width_15length_25steps_10percent</text:p>
      <text:p text:style-name="P2"/>
      <text:p text:style-name="P5">Kernel0 bases: </text:p>
      <text:p text:style-name="P5">Basis0 with probability 0.2: [0. 0. 0. 0. 0. 0. 1. 1. 1. 1. 0. 0. 0. 0. 0. 0. 0. 0. 0. 0.]</text:p>
      <text:p text:style-name="P5">Basis1 with probability 0.2: [0. 0. 0. 0. 0. 0. 0. 0. 0. 0. 0. 0. 1. 1. 1. 0. 0. 0. 0. 0.]</text:p>
      <text:p text:style-name="P5">Basis2 with probability 0.2: [0. 0. 0. 0. 0. 0. 0. 1. 1. 1. 1. 1. 0. 0. 0. 0. 0. 0. 0. 0.]</text:p>
      <text:p text:style-name="P5">Basis3 with probability 0.2: [0. 0. 0. 0. 1. 1. 0. 0. 0. 0. 0. 0. 0. 0. 0. 0. 0. 0. 0. 0.]</text:p>
      <text:p text:style-name="P5">Basis4 with probability 0.2: [0. 0. 1. 1. 1. 0. 0. 0. 0. 0. 0. 0. 0. 0. 0. 0. 0. 0. 0. 0.]</text:p>
      <text:p text:style-name="P5">Kernel1 bases: </text:p>
      <text:p text:style-name="P5">Basis0 with probability 0.2: [0. 0. 0. 0. 0. 0. 1. 1. 1. 1. 0. 0. 0. 0. 0. 0. 0. 0. 0. 0.]</text:p>
      <text:p text:style-name="P5">Basis1 with probability 0.2: [0. 0. 0. 0. 0. 0. 0. 0. 0. 0. 0. 0. 1. 1. 1. 0. 0. 0. 0. 0.]</text:p>
      <text:p text:style-name="P5">Basis2 with probability 0.2: [0. 0. 0. 0. 0. 0. 0. 1. 1. 1. 1. 1. 0. 0. 0. 0. 0. 0. 0. 0.]</text:p>
      <text:p text:style-name="P5">Basis3 with probability 0.2: [0. 0. 0. 0. 1. 1. 0. 0. 0. 0. 0. 0. 0. 0. 0. 0. 0. 0. 0. 0.]</text:p>
      <text:p text:style-name="P5">Basis4 with probability 0.2: [0. 0. 0. 0. 0. 0. 0. 0. 0. 0. 1. 1. 1. 1. 1. 0. 0. 0. 0. 0.]</text:p>
      <text:p text:style-name="P9"><text:bookmark-start text:name="__DdeLink__25_991702413"/><text:bookmark-start text:name="__DdeLink__29_991702413"/><text:soft-page-break/><text:span text:style-name="T4">5</text:span><text:span text:style-name="T2">class_</text:span><text:span text:style-name="T3">5</text:span><text:span text:style-name="T2">bases_</text:span><text:span text:style-name="T4">3</text:span><text:span text:style-name="T2">shared_5width_15length_25steps_10percent</text:span><text:bookmark-end text:name="__DdeLink__25_991702413"/><text:bookmark-end text:name="__DdeLink__29_991702413"/></text:p>
      <text:p text:style-name="P10"><text:bookmark-start text:name="__DdeLink__45_991702413"/><text:span text:style-name="T4">5</text:span><text:span text:style-name="T2">class_</text:span><text:span text:style-name="T3">5</text:span><text:span text:style-name="T2">bases_</text:span><text:span text:style-name="T4">3</text:span><text:span text:style-name="T2">shared_5width_15length_5steps_10percent</text:span><text:bookmark-end text:name="__DdeLink__45_991702413"/></text:p>
      <text:p text:style-name="P10"><text:span text:style-name="T2"/></text:p>
      <text:p text:style-name="P6">Kernel<text:span text:style-name="T6">0</text:span> bases:</text:p>
      <text:p text:style-name="P6">Basis0 with probability 0.2: [0. 0. 0. 0. 0. 0. 1. 1. 1. 1. 0. 0. 0. 0. 0. 0. 0. 0. 0. 0.]</text:p>
      <text:p text:style-name="P6">Basis1 with probability 0.2: [0. 0. 0. 0. 0. 0. 0. 0. 0. 0. 0. 0. 1. 1. 1. 0. 0. 0. 0. 0.]</text:p>
      <text:p text:style-name="P6">Basis2 with probability 0.2: [0. 0. 0. 0. 0. 0. 0. 1. 1. 1. 1. 1. 0. 0. 0. 0. 0. 0. 0. 0.]</text:p>
      <text:p text:style-name="P6">Basis3 with probability 0.2: [0. 0. 0. 0. 1. 1. 0. 0. 0. 0. 0. 0. 0. 0. 0. 0. 0. 0. 0. 0.]</text:p>
      <text:p text:style-name="P6">Basis4 with probability 0.2: [0. 0. 1. 1. 1. 0. 0. 0. 0. 0. 0. 0. 0. 0. 0. 0. 0. 0. 0. 0.]</text:p>
      <text:p text:style-name="P6">Kernel1 bases: </text:p>
      <text:p text:style-name="P6">Basis0 with probability 0.2: [0. 0. 0. 0. 0. 0. 1. 1. 1. 1. 0. 0. 0. 0. 0. 0. 0. 0. 0. 0.]</text:p>
      <text:p text:style-name="P6">Basis1 with probability 0.2: [0. 0. 0. 0. 0. 0. 0. 0. 0. 0. 0. 0. 1. 1. 1. 0. 0. 0. 0. 0.]</text:p>
      <text:p text:style-name="P6">Basis2 with probability 0.2: [0. 0. 0. 0. 0. 0. 0. 1. 1. 1. 1. 1. 0. 0. 0. 0. 0. 0. 0. 0.]</text:p>
      <text:p text:style-name="P6">Basis3 with probability 0.2: [0. 0. 0. 0. 0. 0. 0. 0. 0. 0. 1. 1. 1. 1. 1. 0. 0. 0. 0. 0.]</text:p>
      <text:p text:style-name="P6">Basis4 with probability 0.2: [0. 0. 0. 1. 1. 1. 0. 0. 0. 0. 0. 0. 0. 0. 0. 0. 0. 0. 0. 0.]</text:p>
      <text:p text:style-name="P6">Kernel2 bases: </text:p>
      <text:p text:style-name="P6">Basis0 with probability 0.2: [0. 0. 0. 0. 0. 0. 1. 1. 1. 1. 0. 0. 0. 0. 0. 0. 0. 0. 0. 0.]</text:p>
      <text:p text:style-name="P6">Basis1 with probability 0.2: [0. 0. 0. 0. 0. 0. 0. 0. 0. 0. 0. 0. 1. 1. 1. 0. 0. 0. 0. 0.]</text:p>
      <text:p text:style-name="P6">Basis2 with probability 0.2: [0. 0. 0. 0. 0. 0. 0. 1. 1. 1. 1. 1. 0. 0. 0. 0. 0. 0. 0. 0.]</text:p>
      <text:p text:style-name="P6">Basis3 with probability 0.2: [0. 0. 0. 0. 0. 1. 1. 1. 1. 1. 0. 0. 0. 0. 0. 0. 0. 0. 0. 0.]</text:p>
      <text:p text:style-name="P6">Basis4 with probability 0.2: [0. 1. 1. 1. 1. 0. 0. 0. 0. 0. 0. 0. 0. 0. 0. 0. 0. 0. 0. 0.]</text:p>
      <text:p text:style-name="P6">Kernel3 bases: </text:p>
      <text:p text:style-name="P6">Basis0 with probability 0.2: [0. 0. 0. 0. 0. 0. 1. 1. 1. 1. 0. 0. 0. 0. 0. 0. 0. 0. 0. 0.]</text:p>
      <text:p text:style-name="P6">Basis1 with probability 0.2: [0. 0. 0. 0. 0. 0. 0. 0. 0. 0. 0. 0. 1. 1. 1. 0. 0. 0. 0. 0.]</text:p>
      <text:p text:style-name="P6">Basis2 with probability 0.2: [0. 0. 0. 0. 0. 0. 0. 1. 1. 1. 1. 1. 0. 0. 0. 0. 0. 0. 0. 0.]</text:p>
      <text:p text:style-name="P6">Basis3 with probability 0.2: [0. 0. 0. 0. 0. 0. 0. 0. 0. 0. 0. 0. 0. 1. 1. 0. 0. 0. 0. 0.]</text:p>
      <text:p text:style-name="P6">Basis4 with probability 0.2: [0. 0. 0. 0. 0. 0. 0. 0. 0. 0. 0. 0. 0. 0. 0. 1. 1. 1. 1. 0.]</text:p>
      <text:p text:style-name="P6">Kernel4 bases: </text:p>
      <text:p text:style-name="P6">Basis0 with probability 0.2: [0. 0. 0. 0. 0. 0. 1. 1. 1. 1. 0. 0. 0. 0. 0. 0. 0. 0. 0. 0.]</text:p>
      <text:p text:style-name="P6">Basis1 with probability 0.2: [0. 0. 0. 0. 0. 0. 0. 0. 0. 0. 0. 0. 1. 1. 1. 0. 0. 0. 0. 0.]</text:p>
      <text:p text:style-name="P6">Basis2 with probability 0.2: [0. 0. 0. 0. 0. 0. 0. 1. 1. 1. 1. 1. 0. 0. 0. 0. 0. 0. 0. 0.]</text:p>
      <text:p text:style-name="P6">Basis3 with probability 0.2: [0. 0. 0. 0. 1. 0. 0. 0. 0. 0. 0. 0. 0. 0. 0. 0. 0. 0. 0. 0.]</text:p>
      <text:p text:style-name="P6">Basis4 with probability 0.2: [0. 0. 0. 0. 0. 0. 0. 0. 0. 0. 0. 1. 1. 0. 0. 0. 0. 0. 0. 0.]</text:p>
      <text:p text:style-name="P6"/>
      <text:p text:style-name="P7"><text:span text:style-name="T4">5</text:span><text:span text:style-name="T2">class_</text:span><text:span text:style-name="T3">5</text:span><text:span text:style-name="T2">bases_</text:span><text:span text:style-name="T5">4</text:span><text:span text:style-name="T2">shared_5width_15length_25steps_10percent</text:span></text:p>
      <text:p text:style-name="P7"><text:bookmark-start text:name="__DdeLink__35_991702413"/><text:span text:style-name="T4">5</text:span><text:span text:style-name="T2">class_</text:span><text:span text:style-name="T3">5</text:span><text:span text:style-name="T2">bases_</text:span><text:span text:style-name="T5">4</text:span><text:span text:style-name="T2">shared_5width_15length_</text:span><text:span text:style-name="T5">5</text:span><text:span text:style-name="T2">steps_10percent</text:span><text:bookmark-end text:name="__DdeLink__35_991702413"/></text:p>
      <text:p text:style-name="P7"/>
      <text:p text:style-name="P7">Kernel0 bases: </text:p>
      <text:p text:style-name="P7">Basis0 with probability 0.2: [0. 0. 0. 0. 0. 0. 1. 1. 1. 1. 0. 0. 0. 0. 0. 0. 0. 0. 0. 0.]</text:p>
      <text:p text:style-name="P7">Basis1 with probability 0.2: [0. 0. 0. 0. 0. 0. 0. 0. 0. 0. 0. 0. 1. 1. 1. 0. 0. 0. 0. 0.]</text:p>
      <text:p text:style-name="P7">Basis2 with probability 0.2: [0. 0. 0. 0. 0. 0. 0. 1. 1. 1. 1. 1. 0. 0. 0. 0. 0. 0. 0. 0.]</text:p>
      <text:p text:style-name="P7">Basis3 with probability 0.2: [0. 0. 0. 0. 1. 1. 0. 0. 0. 0. 0. 0. 0. 0. 0. 0. 0. 0. 0. 0.]</text:p>
      <text:p text:style-name="P7">Basis4 with probability 0.2: [0. 0. 1. 1. 1. 0. 0. 0. 0. 0. 0. 0. 0. 0. 0. 0. 0. 0. 0. 0.]</text:p>
      <text:p text:style-name="P7">Kernel1 bases: </text:p>
      <text:p text:style-name="P7">Basis0 with probability 0.2: [0. 0. 0. 0. 0. 0. 1. 1. 1. 1. 0. 0. 0. 0. 0. 0. 0. 0. 0. 0.]</text:p>
      <text:p text:style-name="P7">Basis1 with probability 0.2: [0. 0. 0. 0. 0. 0. 0. 0. 0. 0. 0. 0. 1. 1. 1. 0. 0. 0. 0. 0.]</text:p>
      <text:p text:style-name="P7">Basis2 with probability 0.2: [0. 0. 0. 0. 0. 0. 0. 1. 1. 1. 1. 1. 0. 0. 0. 0. 0. 0. 0. 0.]</text:p>
      <text:p text:style-name="P7">Basis3 with probability 0.2: [0. 0. 0. 0. 1. 1. 0. 0. 0. 0. 0. 0. 0. 0. 0. 0. 0. 0. 0. 0.]</text:p>
      <text:p text:style-name="P7">Basis4 with probability 0.2: [0. 0. 0. 0. 0. 0. 0. 0. 0. 0. 1. 1. 1. 1. 1. 0. 0. 0. 0. 0.]</text:p>
      <text:p text:style-name="P7">Kernel2 bases: </text:p>
      <text:p text:style-name="P7">Basis0 with probability 0.2: [0. 0. 0. 0. 0. 0. 1. 1. 1. 1. 0. 0. 0. 0. 0. 0. 0. 0. 0. 0.]</text:p>
      <text:p text:style-name="P7">Basis1 with probability 0.2: [0. 0. 0. 0. 0. 0. 0. 0. 0. 0. 0. 0. 1. 1. 1. 0. 0. 0. 0. 0.]</text:p>
      <text:p text:style-name="P7"><text:soft-page-break/>Basis2 with probability 0.2: [0. 0. 0. 0. 0. 0. 0. 1. 1. 1. 1. 1. 0. 0. 0. 0. 0. 0. 0. 0.]</text:p>
      <text:p text:style-name="P7">Basis3 with probability 0.2: [0. 0. 0. 0. 1. 1. 0. 0. 0. 0. 0. 0. 0. 0. 0. 0. 0. 0. 0. 0.]</text:p>
      <text:p text:style-name="P7">Basis4 with probability 0.2: [0. 0. 0. 1. 1. 1. 0. 0. 0. 0. 0. 0. 0. 0. 0. 0. 0. 0. 0. 0.]</text:p>
      <text:p text:style-name="P7">Kernel3 bases: </text:p>
      <text:p text:style-name="P7">Basis0 with probability 0.2: [0. 0. 0. 0. 0. 0. 1. 1. 1. 1. 0. 0. 0. 0. 0. 0. 0. 0. 0. 0.]</text:p>
      <text:p text:style-name="P7">Basis1 with probability 0.2: [0. 0. 0. 0. 0. 0. 0. 0. 0. 0. 0. 0. 1. 1. 1. 0. 0. 0. 0. 0.]</text:p>
      <text:p text:style-name="P7">Basis2 with probability 0.2: [0. 0. 0. 0. 0. 0. 0. 1. 1. 1. 1. 1. 0. 0. 0. 0. 0. 0. 0. 0.]</text:p>
      <text:p text:style-name="P7">Basis3 with probability 0.2: [0. 0. 0. 0. 1. 1. 0. 0. 0. 0. 0. 0. 0. 0. 0. 0. 0. 0. 0. 0.]</text:p>
      <text:p text:style-name="P7">Basis4 with probability 0.2: [0. 0. 0. 0. 0. 1. 1. 1. 1. 1. 0. 0. 0. 0. 0. 0. 0. 0. 0. 0.]</text:p>
      <text:p text:style-name="P7">Kernel4 bases: </text:p>
      <text:p text:style-name="P7">Basis0 with probability 0.2: [0. 0. 0. 0. 0. 0. 1. 1. 1. 1. 0. 0. 0. 0. 0. 0. 0. 0. 0. 0.]</text:p>
      <text:p text:style-name="P7">Basis1 with probability 0.2: [0. 0. 0. 0. 0. 0. 0. 0. 0. 0. 0. 0. 1. 1. 1. 0. 0. 0. 0. 0.]</text:p>
      <text:p text:style-name="P7">Basis2 with probability 0.2: [0. 0. 0. 0. 0. 0. 0. 1. 1. 1. 1. 1. 0. 0. 0. 0. 0. 0. 0. 0.]</text:p>
      <text:p text:style-name="P7">Basis3 with probability 0.2: [0. 0. 0. 0. 1. 1. 0. 0. 0. 0. 0. 0. 0. 0. 0. 0. 0. 0. 0. 0.]</text:p>
      <text:p text:style-name="P7">Basis4 with probability 0.2: [0. 1. 1. 1. 1. 0. 0. 0. 0. 0. 0. 0. 0. 0. 0. 0. 0. 0. 0. 0.]</text:p>
      <text:p text:style-name="P8"/>
      <text:p text:style-name="P3">progressive deviation: 5 steps</text:p>
      <text:p text:style-name="P8"/>
      <text:p text:style-name="P8">Kernel0 bases: </text:p>
      <text:p text:style-name="P8">Basis0 with probability 0.2: [0. 0. 0. 0. 0. 0. 1. 1. 1. 1. 0. 0. 0. 0. 0. 0. 0. 0. 0. 0.]</text:p>
      <text:p text:style-name="P8">Basis1 with probability 0.2: [0. 0. 0. 0. 0. 0. 0. 0. 0. 0. 0. 0. 1. 1. 1. 0. 0. 0. 0. 0.]</text:p>
      <text:p text:style-name="P8">Basis2 with probability 0.2: [0. 0. 0. 0. 0. 0. 0. 1. 1. 1. 1. 1. 0. 0. 0. 0. 0. 0. 0. 0.]</text:p>
      <text:p text:style-name="P8">Basis3 with probability 0.2: [0. 0. 0. 0. 0. 1. 1. 1. 1. 1. 0. 0. 0. 0. 0. 0. 0. 0. 0. 0.]</text:p>
      <text:p text:style-name="P8">Basis4 with probability 0.2: [0. 0. 0. 0. 0. 0. 0. 0. 0. 0. 0. 1. 0. 0. 0. 0. 0. 0. 0. 0.]</text:p>
      <text:p text:style-name="P8">Kernel1 bases: </text:p>
      <text:p text:style-name="P8">Basis0 with probability 0.2: [0. 0. 0. 0. 0. 0. 1. 1. 1. 1. 0. 0. 0. 0. 0. 0. 0. 0. 0. 0.]</text:p>
      <text:p text:style-name="P8">Basis1 with probability 0.2: [0. 0. 0. 0. 0. 0. 0. 0. 0. 0. 0. 0. 1. 1. 1. 0. 0. 0. 0. 0.]</text:p>
      <text:p text:style-name="P8">Basis2 with probability 0.2: [0. 0. 0. 0. 0. 0. 0. 1. 1. 1. 1. 1. 0. 0. 0. 0. 0. 0. 0. 0.]</text:p>
      <text:p text:style-name="P8">Basis3 with probability 0.2: [0. 0. 0. 0. 0. 1. 1. 1. 1. 1. 0. 0. 0. 0. 0. 0. 0. 0. 0. 0.]</text:p>
      <text:p text:style-name="P8">Basis4 with probability 0.2: [1. 1. 1. 0. 0. 0. 0. 0. 0. 0. 0. 0. 0. 0. 0. 0. 0. 0. 0. 0.]</text:p>
      <text:p text:style-name="P8">Kernel2 bases: </text:p>
      <text:p text:style-name="P8">Basis0 with probability 0.2: [0. 0. 0. 0. 0. 0. 1. 1. 1. 1. 0. 0. 0. 0. 0. 0. 0. 0. 0. 0.]</text:p>
      <text:p text:style-name="P8">Basis1 with probability 0.2: [0. 0. 0. 0. 0. 0. 0. 0. 0. 0. 0. 0. 1. 1. 1. 0. 0. 0. 0. 0.]</text:p>
      <text:p text:style-name="P8">Basis2 with probability 0.2: [0. 0. 0. 0. 0. 0. 0. 1. 1. 1. 1. 1. 0. 0. 0. 0. 0. 0. 0. 0.]</text:p>
      <text:p text:style-name="P8">Basis3 with probability 0.2: [0. 0. 0. 0. 0. 0. 0. 0. 0. 0. 1. 1. 0. 0. 0. 0. 0. 0. 0. 0.]</text:p>
      <text:p text:style-name="P8">Basis4 with probability 0.2: [0. 0. 0. 0. 0. 0. 0. 0. 0. 0. 0. 0. 0. 0. 0. 1. 1. 1. 1. 0.]</text:p>
      <text:p text:style-name="P8">Kernel3 bases: </text:p>
      <text:p text:style-name="P8">Basis0 with probability 0.2: [0. 0. 0. 0. 0. 0. 1. 1. 1. 1. 0. 0. 0. 0. 0. 0. 0. 0. 0. 0.]</text:p>
      <text:p text:style-name="P8">Basis1 with probability 0.2: [0. 0. 0. 0. 0. 0. 0. 0. 0. 0. 0. 0. 1. 1. 1. 0. 0. 0. 0. 0.]</text:p>
      <text:p text:style-name="P8">Basis2 with probability 0.2: [0. 0. 0. 0. 0. 0. 0. 0. 0. 0. 0. 1. 1. 1. 0. 0. 0. 0. 0. 0.]</text:p>
      <text:p text:style-name="P8">Basis3 with probability 0.2: [0. 0. 0. 0. 0. 0. 0. 0. 0. 0. 0. 1. 1. 1. 1. 0. 0. 0. 0. 0.]</text:p>
      <text:p text:style-name="P8">Basis4 with probability 0.2: [0. 0. 0. 0. 0. 0. 0. 0. 0. 0. 0. 0. 0. 0. 0. 1. 0. 0. 0. 0.]</text:p>
      <text:p text:style-name="P8">Kernel4 bases: </text:p>
      <text:p text:style-name="P8">Basis0 with probability 0.2: [0. 0. 0. 0. 0. 0. 1. 1. 1. 1. 0. 0. 0. 0. 0. 0. 0. 0. 0. 0.]</text:p>
      <text:p text:style-name="P8">Basis1 with probability 0.2: [0. 0. 1. 1. 1. 1. 1. 0. 0. 0. 0. 0. 0. 0. 0. 0. 0. 0. 0. 0.]</text:p>
      <text:p text:style-name="P8">Basis2 with probability 0.2: [0. 0. 1. 1. 1. 1. 1. 0. 0. 0. 0. 0. 0. 0. 0. 0. 0. 0. 0. 0.]</text:p>
      <text:p text:style-name="P8">Basis3 with probability 0.2: [0. 0. 0. 0. 0. 0. 0. 0. 1. 1. 0. 0. 0. 0. 0. 0. 0. 0. 0. 0.]</text:p>
      <text:p text:style-name="P8">Basis4 with probability 0.2: [0. 0. 0. 1. 0. 0. 0. 0. 0. 0. 0. 0. 0. 0. 0. 0. 0. 0. 0. 0.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3:22:28.619230303</meta:creation-date>
    <dc:date>2022-01-25T15:21:34.977734104</dc:date>
    <meta:editing-duration>PT27M53S</meta:editing-duration>
    <meta:editing-cycles>1</meta:editing-cycles>
    <meta:document-statistic meta:table-count="0" meta:image-count="0" meta:object-count="0" meta:page-count="3" meta:paragraph-count="140" meta:word-count="2634" meta:character-count="10485" meta:non-whitespace-character-count="7969"/>
    <meta:generator>LibreOffice/6.4.7.2$Linux_X86_64 LibreOffice_project/40$Build-2</meta:generator>
  </office:meta>
</office:document-meta>
</file>